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ole-draw-aspect="1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outline1">
      <style:graphic-properties fo:min-height="11.93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1" fo:font-size="36pt" style:font-size-asian="36pt" style:font-size-complex="36pt"/>
    </style:style>
    <style:style style:name="P3" style:family="paragraph">
      <style:paragraph-properties fo:text-align="star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20pt"/>
    </style:style>
    <style:style style:name="P6" style:family="paragraph">
      <style:text-properties fo:font-weight="normal" style:font-weight-asian="normal" style:font-weight-complex="normal"/>
    </style:style>
    <style:style style:name="T1" style:family="text">
      <style:text-properties style:font-name="Liberation Sans1" fo:font-size="36pt" style:font-size-asian="36pt" style:font-size-complex="3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text-style-name="P1" draw:layer="layout" svg:width="24.599cm" svg:height="3.507cm" svg:x="2cm" svg:y="0.836cm" presentation:class="title">
          <draw:text-box>
            <text:p text:style-name="P1">EP2 - SO</text:p>
          </draw:text-box>
        </draw:frame>
        <draw:frame presentation:style-name="pr2" draw:text-style-name="P2" draw:layer="layout" svg:width="24cm" svg:height="12.18cm" svg:x="2cm" svg:y="6cm" presentation:class="outline">
          <draw:text-box>
            <text:p text:style-name="P1"><text:span text:style-name="T1">Vinícius Silva – 7557626</text:span></text:p>
            <text:p text:style-name="P1"><text:span text:style-name="T1">Mateus Barros - 799103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1" draw:text-style-name="P1" draw:layer="layout" svg:width="24.599cm" svg:height="3.507cm" svg:x="2cm" svg:y="0.836cm" presentation:class="title" presentation:user-transformed="true">
          <draw:text-box>
            <text:p text:style-name="P1">Estrutura Geral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 text:style-name="P3"><text:span text:style-name="T2">Job</text:span>: Define a representação de um processo e de um acesso à memória.</text:p>
              </text:list-item>
              <text:list-item>
                <text:p text:style-name="P3"><text:span text:style-name="T2">JobFactory</text:span>: Cuida da criação dos processos a partir de arquivo ( e cria testes aleatórios ).</text:p>
              </text:list-item>
              <text:list-item>
                <text:p text:style-name="P3"><text:span text:style-name="T2">Memory</text:span>: Define a representação da memória ( para ser criada a lista ligada ) e de página.</text:p>
              </text:list-item>
              <text:list-item>
                <text:p text:style-name="P3"><text:span text:style-name="T2">MemoryManager</text:span>: Tem o papel de tratar a memória usada pelos processos e fazer o redirecionamento para a página correta.</text:p>
                <text:p text:style-name="P3"><text:line-break/>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 text:style-name="P1">Estrutura Geral</text:p>
          </draw:text-box>
        </draw:frame>
        <draw:frame presentation:style-name="pr2" draw:text-style-name="P4" draw:layer="layout" svg:width="24cm" svg:height="12.18cm" svg:x="2cm" svg:y="6cm" presentation:class="outline" presentation:user-transformed="true">
          <draw:text-box>
            <text:list text:style-name="L2">
              <text:list-item>
                <text:p><text:span text:style-name="T2">MemoryAlgorithm</text:span><text:span text:style-name="T3">: Define a estrutura básica de um algoritmo que lida com a lista de memória.</text:span></text:p>
              </text:list-item>
              <text:list-item>
                <text:p><text:span text:style-name="T2">PageAlgorithm</text:span><text:span text:style-name="T3">: Define a estrutura básica de um algoritmo de paginaçã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 text:style-name="P1">First Fit</text:p>
          </draw:text-box>
        </draw:frame>
        <draw:frame presentation:style-name="pr2" draw:layer="layout" svg:width="24cm" svg:height="12.18cm" svg:x="2cm" svg:y="6cm" presentation:class="outline">
          <draw:text-box>
            <text:p>É o algoritmo de memória mais simples, percorre a lista ligada da memória até achar um espaço onde caiba o processo a ser inserido.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4" draw:text-style-name="P6" draw:layer="layout" svg:width="24.599cm" svg:height="3.507cm" svg:x="2cm" svg:y="0.836cm" presentation:class="title" presentation:user-transformed="true">
          <draw:text-box>
            <text:p text:style-name="P1">Next Fit</text:p>
          </draw:text-box>
        </draw:frame>
        <draw:frame presentation:style-name="pr2" draw:layer="layout" svg:width="24cm" svg:height="12.18cm" svg:x="2cm" svg:y="6cm" presentation:class="outline">
          <draw:text-box>
            <text:p>Similar ao First Fit, porém usa um ponteiro auxiliar que indica o espaço seguinte na memória ao último processo inserido para guiar o início da busca. 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 text:style-name="P1">Quick Fit</text:p>
          </draw:text-box>
        </draw:frame>
        <draw:frame presentation:style-name="pr2" draw:layer="layout" svg:width="24cm" svg:height="12.18cm" svg:x="2cm" svg:y="6cm" presentation:class="outline">
          <draw:text-box>
            <text:p>Este algoritmo mantém um vetor de listas de ponteiros de MemorySlots onde cada lista aponta para todos os espaços vazios dentro de uma certa faixa de tamanho.<text:line-break/><text:line-break/>Nesse ep usamos 5 listas que representam: [0,16],(16,32],(32,48],(48,64] e (64,+inf)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 text:style-name="P1">Not Recently Used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p>Algoritmo de paginação que divide as páginas em classes referentes às leituras e modificações que foram feitas na página. Dando preferência a páginas não referenciadas ou modificadas.</text:p>
            <text:p/>
            <text:p>Neste EP temos apenas a leitura das páginas, portanto, ficamos com apenas 2 classes, representando-as com uma variável booleana. <text:s/><text:line-break/>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 text:style-name="P1">First In First Out (FIFO)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header>
                <text:p>Algoritmo de paginação que coloca as páginas acessadas numa fila. Ao ocorrer uma falha de página retiramos a página mais antiga ( a página da frente ) e inserimos a nova página no final dela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 text:style-name="P1">Second Chance</text:p>
          </draw:text-box>
        </draw:frame>
        <draw:frame presentation:style-name="pr2" draw:layer="layout" svg:width="24cm" svg:height="12.18cm" svg:x="2cm" svg:y="6cm" presentation:class="outline">
          <draw:text-box>
            <text:p>Algoritmo de paginação similar ao FIFO, porém, ao invés de sempre retirarmos o elemento da frente, primeiro checamos se ele foi referenciado alguma vez, caso tenha sido, zeramos a variável de referência e mandamos essa página para o final da fila, então olhamos para o elemento da frente e repetimos o processo até que seja possível retirar uma página sem referências. <text:line-break/><text:line-break/>No caso em que todas as páginas foram referenciadas se comporta exatamente como o FIFO.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 text:style-name="P1">Least Recently Used Page</text:p>
          </draw:text-box>
        </draw:frame>
        <draw:frame presentation:style-name="pr2" draw:layer="layout" svg:width="24cm" svg:height="12.18cm" svg:x="2cm" svg:y="6cm" presentation:class="outline">
          <draw:text-box>
            <text:p>Algoritmo de paginação que faz uma aproximação do algoritmo ideal, tentando sempre retirar a página que está a mais tempo sem ser usada.</text:p>
            <text:p/>
            <text:p>Neste EP, fazemos isso utilizando um inteiro para marcar o último instante de tempo em que uma página foi utilizada.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 text:style-name="P1">Falhas de Página - Média</text:p>
          </draw:text-box>
        </draw:frame>
        <draw:frame draw:style-name="gr2" draw:text-style-name="P1" draw:layer="layout" svg:width="24.4cm" svg:height="14.799cm" svg:x="1.2cm" svg:y="5.001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 text:style-name="P1">Falhas de Página - Desvio</text:p>
          </draw:text-box>
        </draw:frame>
        <draw:frame draw:style-name="gr2" draw:text-style-name="P1" draw:layer="layout" svg:width="25.599cm" svg:height="14.2cm" svg:x="1.201cm" svg:y="4.6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 text:style-name="P1">Busca Por Espaço Livre</text:p>
          </draw:text-box>
        </draw:frame>
        <draw:frame draw:style-name="gr2" draw:text-style-name="P1" draw:layer="layout" svg:width="27.399cm" svg:height="14.799cm" svg:x="0.201cm" svg:y="4.001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129cm" presentation:class="page-number">
        <draw:text-box>
          <text:p text:style-name="MP2"><text:span text:style-name="MT2"><text:page-number>&lt;número&gt;</text:page-number></text:span><text:span text:style-name="MT2"> / </text:span><text:span text:style-name="MT2"><text:page-count>13</text:page-count></text:span></text:p>
        </draw:text-box>
      </draw:frame>
      <draw:custom-shape presentation:style-name="Mpr2" draw:text-style-name="MP4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3" draw:layer="backgroundobjects" svg:width="8.875cm" svg:height="1.448cm" svg:x="9.576cm" svg:y="19.13cm" presentation:class="footer">
        <draw:text-box>
          <text:p text:style-name="MP3"><text:span text:style-name="MT2"><presentation:footer/></text:span></text:p>
        </draw:text-box>
      </draw:frame>
      <draw:frame presentation:style-name="Mpr5" draw:text-style-name="MP2" draw:layer="backgroundobjects" svg:width="6.523cm" svg:height="1.448cm" svg:x="20.076cm" svg:y="19.13cm" presentation:class="page-number">
        <draw:text-box>
          <text:p text:style-name="MP2"><text:span text:style-name="MT2"><text:page-number>&lt;número&gt;</text:page-number></text:span><text:span text:style-name="MT2"> / </text:span><text:span text:style-name="MT2"><text:page-count>13</text:page-count></text:span></text:p>
        </draw:text-box>
      </draw:frame>
      <draw:custom-shape presentation:style-name="Mpr6" draw:text-style-name="MP4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4T23:52:24.941293795</meta:creation-date>
    <meta:editing-duration>PT24M37S</meta:editing-duration>
    <meta:editing-cycles>9</meta:editing-cycles>
    <meta:generator>LibreOffice/4.2.7.2$Linux_X86_64 LibreOffice_project/420m0$Build-2</meta:generator>
    <dc:date>2015-10-16T00:15:51.361257362</dc:date>
    <meta:document-statistic meta:object-count="8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6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6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06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401cm" svg:height="14.8cm" xlink:href="." xlink:type="simple" chart:class="chart:bar" chart:style-name="ch1">
        <chart:title svg:x="10.41cm" svg:y="0.432cm" chart:style-name="ch2">
          <text:p>Falhas de Página</text:p>
        </chart:title>
        <chart:subtitle svg:x="11.601cm" svg:y="1.533cm" chart:style-name="ch3">
          <text:p>Média</text:p>
        </chart:subtitle>
        <chart:legend chart:legend-position="end" svg:x="22.35cm" svg:y="6.603cm" style:legend-expansion="high" chart:style-name="ch4"/>
        <chart:plot-area chart:style-name="ch5" chart:data-source-has-labels="both" svg:x="0.488cm" svg:y="2.538cm" svg:width="21.374cm" svg:height="11.966cm">
          <chartooo:coordinate-region svg:x="1.109cm" svg:y="2.737cm" svg:width="20.753cm" svg:height="11.12cm"/>
          <chart:axis chart:dimension="x" chart:name="primary-x" chart:style-name="ch6" chartooo:axis-type="auto">
            <chartooo:date-scale/>
            <chart:categories table:cell-range-address="local-table.$A$2:.$A$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5" chart:label-cell-address="local-table.$B$1" chart:class="chart:bar">
            <chart:data-point chart:repeated="4"/>
          </chart:series>
          <chart:series chart:style-name="ch10" chart:values-cell-range-address="local-table.$C$2:.$C$5" chart:label-cell-address="local-table.$C$1" chart:class="chart:bar">
            <chart:data-point chart:repeated="4"/>
          </chart:series>
          <chart:series chart:style-name="ch11" chart:values-cell-range-address="local-table.$D$2:.$D$5" chart:label-cell-address="local-table.$D$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5 jobs</text:p>
              </table:table-cell>
              <table:table-cell office:value-type="string">
                <text:p>60 jobs</text:p>
              </table:table-cell>
              <table:table-cell office:value-type="string">
                <text:p>100 jobs</text:p>
              </table:table-cell>
            </table:table-row>
          </table:table-header-rows>
          <table:table-rows>
            <table:table-row>
              <table:table-cell office:value-type="string">
                <text:p>NRU</text:p>
              </table:table-cell>
              <table:table-cell office:value-type="float" office:value="4.14">
                <text:p>4.14</text:p>
              </table:table-cell>
              <table:table-cell office:value-type="float" office:value="9.00588812561335">
                <text:p>9.00588812561335</text:p>
              </table:table-cell>
              <table:table-cell office:value-type="float" office:value="12.5377821393523">
                <text:p>12.5377821393523</text:p>
              </table:table-cell>
            </table:table-row>
            <table:table-row>
              <table:table-cell office:value-type="string">
                <text:p>FIFO</text:p>
              </table:table-cell>
              <table:table-cell office:value-type="float" office:value="4.11866666666667">
                <text:p>4.11866666666667</text:p>
              </table:table-cell>
              <table:table-cell office:value-type="float" office:value="8.82335623159961">
                <text:p>8.82335623159961</text:p>
              </table:table-cell>
              <table:table-cell office:value-type="float" office:value="12.5103042198234">
                <text:p>12.5103042198234</text:p>
              </table:table-cell>
            </table:table-row>
            <table:table-row>
              <table:table-cell office:value-type="string">
                <text:p>SC</text:p>
              </table:table-cell>
              <table:table-cell office:value-type="float" office:value="4.11466666666667">
                <text:p>4.11466666666667</text:p>
              </table:table-cell>
              <table:table-cell office:value-type="float" office:value="8.82531894013739">
                <text:p>8.82531894013739</text:p>
              </table:table-cell>
              <table:table-cell office:value-type="float" office:value="12.5073601570167">
                <text:p>12.5073601570167</text:p>
              </table:table-cell>
            </table:table-row>
            <table:table-row>
              <table:table-cell office:value-type="string">
                <text:p>LRUP</text:p>
              </table:table-cell>
              <table:table-cell office:value-type="float" office:value="4.05466666666667">
                <text:p>4.05466666666667</text:p>
              </table:table-cell>
              <table:table-cell office:value-type="float" office:value="8.28655544651619">
                <text:p>8.28655544651619</text:p>
              </table:table-cell>
              <table:table-cell office:value-type="float" office:value="11.9362119725221">
                <text:p>11.93621197252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6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6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06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6cm" svg:height="14.201cm" xlink:href="." xlink:type="simple" chart:class="chart:bar" chart:style-name="ch1">
        <chart:title svg:x="11.01cm" svg:y="0.42cm" chart:style-name="ch2">
          <text:p>Falhas de Página</text:p>
        </chart:title>
        <chart:subtitle svg:x="11.447cm" svg:y="1.509cm" chart:style-name="ch3">
          <text:p>Desvio Padrão</text:p>
        </chart:subtitle>
        <chart:legend chart:legend-position="end" svg:x="23.549cm" svg:y="6.303cm" style:legend-expansion="high" chart:style-name="ch4"/>
        <chart:plot-area chart:style-name="ch5" chart:data-source-has-labels="both" svg:x="0.512cm" svg:y="2.502cm" svg:width="22.525cm" svg:height="11.415cm">
          <chartooo:coordinate-region svg:x="1.133cm" svg:y="2.701cm" svg:width="21.904cm" svg:height="10.569cm"/>
          <chart:axis chart:dimension="x" chart:name="primary-x" chart:style-name="ch6" chartooo:axis-type="auto">
            <chartooo:date-scale/>
            <chart:categories table:cell-range-address="local-table.$A$2:.$A$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5" chart:label-cell-address="local-table.$B$1" chart:class="chart:bar">
            <chart:data-point chart:repeated="4"/>
          </chart:series>
          <chart:series chart:style-name="ch10" chart:values-cell-range-address="local-table.$C$2:.$C$5" chart:label-cell-address="local-table.$C$1" chart:class="chart:bar">
            <chart:data-point chart:repeated="4"/>
          </chart:series>
          <chart:series chart:style-name="ch11" chart:values-cell-range-address="local-table.$D$2:.$D$5" chart:label-cell-address="local-table.$D$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5 jobs</text:p>
              </table:table-cell>
              <table:table-cell office:value-type="string">
                <text:p>60 jobs</text:p>
              </table:table-cell>
              <table:table-cell office:value-type="string">
                <text:p>100 jobs</text:p>
              </table:table-cell>
            </table:table-row>
          </table:table-header-rows>
          <table:table-rows>
            <table:table-row>
              <table:table-cell office:value-type="string">
                <text:p>NRU</text:p>
              </table:table-cell>
              <table:table-cell office:value-type="float" office:value="2.59204390178582">
                <text:p>2.59204390178582</text:p>
              </table:table-cell>
              <table:table-cell office:value-type="float" office:value="7.62479441387612">
                <text:p>7.62479441387612</text:p>
              </table:table-cell>
              <table:table-cell office:value-type="float" office:value="10.3624537314091">
                <text:p>10.3624537314091</text:p>
              </table:table-cell>
            </table:table-row>
            <table:table-row>
              <table:table-cell office:value-type="string">
                <text:p>FIFO</text:p>
              </table:table-cell>
              <table:table-cell office:value-type="float" office:value="2.43045833658113">
                <text:p>2.43045833658113</text:p>
              </table:table-cell>
              <table:table-cell office:value-type="float" office:value="6.67062617432953">
                <text:p>6.67062617432953</text:p>
              </table:table-cell>
              <table:table-cell office:value-type="float" office:value="9.91638132937807">
                <text:p>9.91638132937807</text:p>
              </table:table-cell>
            </table:table-row>
            <table:table-row>
              <table:table-cell office:value-type="string">
                <text:p>SC</text:p>
              </table:table-cell>
              <table:table-cell office:value-type="float" office:value="2.42817756433382">
                <text:p>2.42817756433382</text:p>
              </table:table-cell>
              <table:table-cell office:value-type="float" office:value="6.67362244317812">
                <text:p>6.67362244317812</text:p>
              </table:table-cell>
              <table:table-cell office:value-type="float" office:value="9.92173175907512">
                <text:p>9.92173175907512</text:p>
              </table:table-cell>
            </table:table-row>
            <table:table-row>
              <table:table-cell office:value-type="string">
                <text:p>LRUP</text:p>
              </table:table-cell>
              <table:table-cell office:value-type="float" office:value="2.32211135760073">
                <text:p>2.32211135760073</text:p>
              </table:table-cell>
              <table:table-cell office:value-type="float" office:value="6.58138753573275">
                <text:p>6.58138753573275</text:p>
              </table:table-cell>
              <table:table-cell office:value-type="float" office:value="9.79800176984772">
                <text:p>9.798001769847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6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6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06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4cm" svg:height="14.8cm" xlink:href="." xlink:type="simple" chart:class="chart:bar" chart:style-name="ch1">
        <chart:title svg:x="11.315cm" svg:y="0.432cm" chart:style-name="ch2">
          <text:p>Busca Por espaço livre</text:p>
        </chart:title>
        <chart:subtitle svg:x="11.976cm" svg:y="1.533cm" chart:style-name="ch3">
          <text:p>Média de Iterações</text:p>
        </chart:subtitle>
        <chart:legend chart:legend-position="end" svg:x="25.349cm" svg:y="6.603cm" style:legend-expansion="high" chart:style-name="ch4"/>
        <chart:plot-area chart:style-name="ch5" chart:data-source-has-labels="both" svg:x="0.548cm" svg:y="2.538cm" svg:width="24.253cm" svg:height="11.966cm">
          <chartooo:coordinate-region svg:x="1.169cm" svg:y="2.737cm" svg:width="23.632cm" svg:height="11.12cm"/>
          <chart:axis chart:dimension="x" chart:name="primary-x" chart:style-name="ch6" chartooo:axis-type="auto">
            <chartooo:date-scale/>
            <chart:categories table:cell-range-address="local-table.$A$2:.$A$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4" chart:label-cell-address="local-table.$B$1" chart:class="chart:bar">
            <chart:data-point chart:repeated="3"/>
          </chart:series>
          <chart:series chart:style-name="ch10" chart:values-cell-range-address="local-table.$C$2:.$C$4" chart:label-cell-address="local-table.$C$1" chart:class="chart:bar">
            <chart:data-point chart:repeated="3"/>
          </chart:series>
          <chart:series chart:style-name="ch11" chart:values-cell-range-address="local-table.$D$2:.$D$4" chart:label-cell-address="local-table.$D$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5 jobs</text:p>
              </table:table-cell>
              <table:table-cell office:value-type="string">
                <text:p>60 jobs</text:p>
              </table:table-cell>
              <table:table-cell office:value-type="string">
                <text:p>100 jobs</text:p>
              </table:table-cell>
            </table:table-row>
          </table:table-header-rows>
          <table:table-rows>
            <table:table-row>
              <table:table-cell office:value-type="string">
                <text:p>Fisrt</text:p>
              </table:table-cell>
              <table:table-cell office:value-type="float" office:value="11.9573333333333">
                <text:p>11.9573333333333</text:p>
              </table:table-cell>
              <table:table-cell office:value-type="float" office:value="27.2021589793916">
                <text:p>27.2021589793916</text:p>
              </table:table-cell>
              <table:table-cell office:value-type="float" office:value="44.9931305201178">
                <text:p>44.9931305201178</text:p>
              </table:table-cell>
            </table:table-row>
            <table:table-row>
              <table:table-cell office:value-type="string">
                <text:p>Next</text:p>
              </table:table-cell>
              <table:table-cell office:value-type="float" office:value="1.96">
                <text:p>1.96</text:p>
              </table:table-cell>
              <table:table-cell office:value-type="float" office:value="1.98331697742885">
                <text:p>1.98331697742885</text:p>
              </table:table-cell>
              <table:table-cell office:value-type="float" office:value="1.9892051030422">
                <text:p>1.9892051030422</text:p>
              </table:table-cell>
            </table:table-row>
            <table:table-row>
              <table:table-cell office:value-type="string">
                <text:p>Quick</text:p>
              </table:table-cell>
              <table:table-cell office:value-type="float" office:value="1.12933333333333">
                <text:p>1.12933333333333</text:p>
              </table:table-cell>
              <table:table-cell office:value-type="float" office:value="1.3954857703631">
                <text:p>1.3954857703631</text:p>
              </table:table-cell>
              <table:table-cell office:value-type="float" office:value="1.37880274779195">
                <text:p>1.378802747791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